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2.179cm" svg:x="1.471cm" svg:y="4.07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1">
              <text:list-item>
                <text:p>Como se hacia la física antes. (geofisica tambien), Ejemplos de Galileo/Newton</text:p>
              </text:list-item>
              <text:list-item>
                <text:p>Fotos de ell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1">
              <text:list-item>
                <text:p>Observar un fenomeno y tratar de explicarl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1">
              <text:list-item>
                <text:p>Que herramientas utiliza un fisico teórico en estos días? </text:p>
                <text:p>Mathematica / Latex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Garavito</meta:initial-creator>
    <meta:creation-date>2014-07-14T13:09:40</meta:creation-date>
    <dc:date>2014-07-15T00:10:59</dc:date>
    <dc:creator>Nicolas Garavito</dc:creator>
    <meta:editing-duration>PT10H48M33S</meta:editing-duration>
    <meta:editing-cycles>2</meta:editing-cycles>
    <meta:generator>LibreOffice/4.0.2.2$Linux_X86_64 LibreOffice_project/400m0$Build-2</meta:generator>
    <meta:document-statistic meta:object-count="35"/>
  </office:meta>
</office:document-meta>
</file>